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serial</text:p>
          </table:table-cell>
          <table:table-cell office:value-type="float" office:value="1.050505">
            <text:p>1.050505</text:p>
          </table:table-cell>
          <table:table-cell/>
          <table:table-cell>
            <draw:frame table:end-cell-address="Sheet1.I21" table:end-x="0.7913in" table:end-y="0.1043in" draw:z-index="0" draw:style-name="gr1" svg:width="5.1606in" svg:height="3.6047in" svg:x="0.076in" svg:y="0.0417in">
              <draw:object draw:notify-on-update-of-ranges="Sheet1.A3:Sheet1.A7 Sheet1.B3:Sheet1.B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O21" table:end-x="0.4665in" table:end-y="0.1146in" draw:z-index="1" draw:style-name="gr1" svg:width="4.7846in" svg:height="3.6047in" svg:x="0.1268in" svg:y="0.052in">
              <draw:object draw:notify-on-update-of-ranges="Sheet1.A4:Sheet1.A7 Sheet1.C4:Sheet1.C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threads</text:p>
          </table:table-cell>
          <table:table-cell office:value-type="string">
            <text:p>time (s)</text:p>
          </table:table-cell>
          <table:table-cell office:value-type="string">
            <text:p>speedup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48842">
            <text:p>0.84884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44046">
            <text:p>0.444046</text:p>
          </table:table-cell>
          <table:table-cell table:formula="of:=[.B3]/[.B4]" office:value-type="float" office:value="1.91160825680222">
            <text:p>1.9116082568022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02784">
            <text:p>0.302784</text:p>
          </table:table-cell>
          <table:table-cell table:formula="of:=[.B3]/[.B5]" office:value-type="float" office:value="2.80345725005284">
            <text:p>2.80345725005284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38468">
            <text:p>0.238468</text:p>
          </table:table-cell>
          <table:table-cell table:formula="of:=[.B3]/[.B6]" office:value-type="float" office:value="3.55956354731033">
            <text:p>3.55956354731033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37001">
            <text:p>0.237001</text:p>
          </table:table-cell>
          <table:table-cell table:formula="of:=[.B3]/[.B7]" office:value-type="float" office:value="3.58159670212362">
            <text:p>3.5815967021236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303897">
            <text:p>0.303897</text:p>
          </table:table-cell>
          <table:table-cell table:formula="of:=[.B3]/[.B9]" office:value-type="float" office:value="2.79318979785914">
            <text:p>2.79318979785914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04/12/2012</text:date>, <text:time>16:4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 </meta:initial-creator>
    <meta:creation-date>2012-04-12T15:54:23</meta:creation-date>
    <dc:date>2012-04-12T16:42:11</dc:date>
    <dc:creator>will </dc:creator>
    <meta:editing-duration>PT00H34M41S</meta:editing-duration>
    <meta:editing-cycles>4</meta:editing-cycles>
    <meta:generator>OpenOffice.org/3.2$Unix OpenOffice.org_project/320m12$Build-9483</meta:generator>
    <meta:document-statistic meta:table-count="3" meta:cell-count="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09cm" svg:height="9.157cm" xlink:href=".." chart:class="chart:scatter" chart:style-name="ch1">
        <chart:title svg:x="3.167cm" svg:y="0.184cm" chart:style-name="ch2">
          <text:p>Matrix-Vector Multiplication Times</text:p>
        </chart:title>
        <chart:subtitle svg:x="3.273cm" svg:y="0.87cm" chart:style-name="ch3">
          <text:p>As a function of the number of threads</text:p>
        </chart:subtitle>
        <chart:plot-area chart:style-name="ch4" table:cell-range-address="Sheet1.A3:Sheet1.B7" svg:x="0.323cm" svg:y="1.504cm" svg:width="12.524cm" svg:height="7.488cm">
          <chart:axis chart:dimension="x" chart:name="primary-x" chart:style-name="ch5">
            <chart:title svg:x="6.275cm" svg:y="8.603cm" chart:style-name="ch6">
              <text:p>Threads</text:p>
            </chart:title>
          </chart:axis>
          <chart:axis chart:dimension="y" chart:name="primary-y" chart:style-name="ch5">
            <chart:title svg:x="0.263cm" svg:y="5.544cm" chart:style-name="ch7">
              <text:p>Time (s)</text:p>
            </chart:title>
            <chart:grid chart:style-name="ch8" chart:class="major"/>
          </chart:axis>
          <chart:series chart:style-name="ch9" chart:values-cell-range-address="Sheet1.B3:Sheet1.B7" chart:class="chart:scatter">
            <chart:domain table:cell-range-address="Sheet1.A3:Sheet1.A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A3:Sheet1.A7">1</text:p>
              </table:table-cell>
              <table:table-cell office:value-type="float" office:value="0.848842">
                <text:p text:id="Sheet1.B3:Sheet1.B7">0.8488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44046">
                <text:p>0.444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302784">
                <text:p>0.302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238468">
                <text:p>0.238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37001">
                <text:p>0.237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54cm" svg:height="9.157cm" xlink:href=".." chart:class="chart:scatter" chart:style-name="ch1">
        <chart:title svg:x="5.217cm" svg:y="0.184cm" chart:style-name="ch2">
          <text:p>Speedup</text:p>
        </chart:title>
        <chart:plot-area chart:style-name="ch3" table:cell-range-address="Sheet1.A4:Sheet1.A7 Sheet1.C4:Sheet1.C7" svg:x="0.285cm" svg:y="0.87cm" svg:width="11.626cm" svg:height="8.122cm">
          <chart:axis chart:dimension="x" chart:name="primary-x" chart:style-name="ch4">
            <chart:title svg:x="5.788cm" svg:y="8.603cm" chart:style-name="ch5">
              <text:p>Threads</text:p>
            </chart:title>
          </chart:axis>
          <chart:axis chart:dimension="y" chart:name="primary-y" chart:style-name="ch4">
            <chart:title svg:x="0.244cm" svg:y="5.307cm" chart:style-name="ch6">
              <text:p>Speedup</text:p>
            </chart:title>
            <chart:grid chart:style-name="ch7" chart:class="major"/>
          </chart:axis>
          <chart:series chart:style-name="ch8" chart:values-cell-range-address="Sheet1.C4:Sheet1.C7" chart:class="chart:scatter">
            <chart:domain table:cell-range-address="Sheet1.A4:Sheet1.A7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Sheet1.A4:Sheet1.A7">2</text:p>
              </table:table-cell>
              <table:table-cell office:value-type="float" office:value="1.91160825680222">
                <text:p text:id="Sheet1.C4:Sheet1.C7">1.911608256802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80345725005284">
                <text:p>2.80345725005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55956354731033">
                <text:p>3.55956354731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.58159670212362">
                <text:p>3.581596702123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